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409e4c" officeooo:paragraph-rsid="00409e4c"/>
    </style:style>
    <style:style style:name="P2" style:family="paragraph" style:parent-style-name="Heading_20_3">
      <style:text-properties officeooo:rsid="00409e4c" officeooo:paragraph-rsid="00409e4c"/>
    </style:style>
    <style:style style:name="P3" style:family="paragraph" style:parent-style-name="Text_20_body">
      <style:text-properties officeooo:rsid="004460f5" officeooo:paragraph-rsid="004460f5"/>
    </style:style>
    <style:style style:name="P4" style:family="paragraph" style:parent-style-name="Heading_20_1" style:master-page-name="Right_20_Page">
      <style:paragraph-properties style:page-number="auto"/>
      <style:text-properties officeooo:rsid="00409e4c" officeooo:paragraph-rsid="00409e4c"/>
    </style:style>
    <style:style style:name="P5" style:family="paragraph" style:parent-style-name="Heading_20_3">
      <style:paragraph-properties fo:margin-top="0.25cm" fo:margin-bottom="0.101cm" loext:contextual-spacing="false"/>
    </style:style>
    <style:style style:name="P6" style:family="paragraph" style:parent-style-name="Heading_20_3">
      <style:paragraph-properties fo:margin-top="0.25cm" fo:margin-bottom="0.101cm" loext:contextual-spacing="false"/>
      <style:text-properties officeooo:paragraph-rsid="004460f5"/>
    </style:style>
    <style:style style:name="T1" style:family="text">
      <style:text-properties officeooo:rsid="00409e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Time Of Your Life</text:h>
      <text:p text:style-name="Heading_20_2">(<text:span text:style-name="T1">Green Day</text:span>)</text:p>
      <text:p text:style-name="P3">Capo 3</text:p>
      <text:p text:style-name="P2">[INTRO]</text:p>
      <text:p text:style-name="P1">G G Cadd9 D</text:p>
      <text:p text:style-name="P1">G G Cadd9 D</text:p>
      <text:p text:style-name="P5">[VERSE 1]</text:p>
      <text:p text:style-name="P1">G <text:s text:c="22"/>C <text:s text:c="16"/>D</text:p>
      <text:p text:style-name="P1">Another turning point a fork stuck in the road,</text:p>
      <text:p text:style-name="P1">G <text:s text:c="31"/></text:p>
      <text:p text:style-name="P1">Time grabs you by the wrist,</text:p>
      <text:p text:style-name="P1">C <text:s text:c="18"/>D <text:s/></text:p>
      <text:p text:style-name="P1">directs you where to go</text:p>
      <text:p text:style-name="P1">Em <text:s text:c="9"/>D <text:s text:c="11"/>C <text:s text:c="16"/>G</text:p>
      <text:p text:style-name="P1">So make the best of this test and don't ask why</text:p>
      <text:p text:style-name="P1">Em <text:s text:c="8"/>D <text:s text:c="13"/>C <text:s text:c="16"/>G</text:p>
      <text:p text:style-name="P1">It's not a question but a lesson learned in time</text:p>
      <text:p text:style-name="P5">[Chorus]</text:p>
      <text:p text:style-name="P1">Em <text:s text:c="19"/>G <text:s text:c="10"/>Em <text:s text:c="10"/>G </text:p>
      <text:p text:style-name="P1">Its something unpredictable but in the end it's right</text:p>
      <text:p text:style-name="P1">Em <text:s text:c="16"/>D <text:s text:c="11"/>G </text:p>
      <text:p text:style-name="P1">I hope you had the time of your life.</text:p>
      <text:p text:style-name="P6">[INTERLUDE]</text:p>
      <text:p text:style-name="P1">G G C D</text:p>
      <text:p text:style-name="P1">G G C D</text:p>
      <text:p text:style-name="P5">[VERSE 2]</text:p>
      <text:p text:style-name="P1">G <text:s text:c="28"/>C <text:s text:c="19"/>D</text:p>
      <text:p text:style-name="P1">So take the photographs and still frames in your mind</text:p>
      <text:p text:style-name="P1">G <text:s text:c="24"/>C <text:s text:c="19"/>D</text:p>
      <text:p text:style-name="P1">Hang it on a shelf and in good health and good time</text:p>
      <text:p text:style-name="P1">Em <text:s text:c="9"/>D <text:s text:c="12"/>C <text:s text:c="11"/>G</text:p>
      <text:p text:style-name="P1">Tattoos of memories and dead skin on trial</text:p>
      <text:p text:style-name="P1">Em <text:s text:c="11"/>D <text:s text:c="11"/>C <text:s text:c="12"/>G <text:s text:c="3"/></text:p>
      <text:p text:style-name="P1">For what it's worth it was worth all the while</text:p>
      <text:p text:style-name="Heading_20_3"><text:soft-page-break/>[CHORUS]</text:p>
      <text:p text:style-name="P1">Em <text:s text:c="19"/>G <text:s text:c="10"/>Em <text:s text:c="10"/>G <text:s text:c="4"/></text:p>
      <text:p text:style-name="P1">Its something unpredictable but in the end it's right</text:p>
      <text:p text:style-name="P1">Em <text:s text:c="16"/>D <text:s text:c="11"/>G</text:p>
      <text:p text:style-name="P1">I hope you had the time of your life.</text:p>
      <text:p text:style-name="Heading_20_3">[INSTRUMENTAL]</text:p>
      <text:p text:style-name="P1">G G C D</text:p>
      <text:p text:style-name="P1">G G C D</text:p>
      <text:p text:style-name="P1">G G C D </text:p>
      <text:p text:style-name="P1">G G C D </text:p>
      <text:p text:style-name="P1">Em <text:s/>D <text:s/>C <text:s/>G</text:p>
      <text:p text:style-name="P1">Em <text:s/>D <text:s/>C <text:s/>G</text:p>
      <text:p text:style-name="Heading_20_3">[CHORUS]</text:p>
      <text:p text:style-name="P1">Em <text:s text:c="19"/>G <text:s text:c="10"/>Em <text:s text:c="10"/>G <text:s text:c="4"/></text:p>
      <text:p text:style-name="P1">Its something unpredictable but in the end it's right</text:p>
      <text:p text:style-name="P1">Em <text:s text:c="16"/>D <text:s text:c="11"/>G</text:p>
      <text:p text:style-name="P1">I hope you had the time of your life.</text:p>
      <text:p text:style-name="Heading_20_3">[INTERLUDE]</text:p>
      <text:p text:style-name="P1">G G C D </text:p>
      <text:p text:style-name="P1">G G C D </text:p>
      <text:p text:style-name="Heading_20_3">[CHORUS]</text:p>
      <text:p text:style-name="P1">Em <text:s text:c="19"/>G <text:s text:c="10"/>Em <text:s text:c="10"/>G <text:s text:c="4"/></text:p>
      <text:p text:style-name="P1">Its something unpredictable but in the end it's right</text:p>
      <text:p text:style-name="P1">Em <text:s text:c="16"/>D <text:s text:c="11"/>G</text:p>
      <text:p text:style-name="P1">I hope you had the time of your lif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54M29S</meta:editing-duration>
    <meta:editing-cycles>52</meta:editing-cycles>
    <meta:generator>LibreOffice/6.0.1.1$MacOSX_X86_64 LibreOffice_project/60bfb1526849283ce2491346ed2aa51c465abfe6</meta:generator>
    <dc:title>Lyrics + Chords</dc:title>
    <dc:date>2018-08-31T16:27:30.492712268</dc:date>
    <meta:print-date>2017-04-03T12:23:29.985893000</meta:print-date>
    <meta:document-statistic meta:table-count="0" meta:image-count="0" meta:object-count="0" meta:page-count="2" meta:paragraph-count="59" meta:word-count="277" meta:character-count="1691" meta:non-whitespace-character-count="859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